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ni" svg:font-family="Ani" style:font-pitch="variable"/>
    <style:font-face style:name="Purisa" svg:font-family="Purisa" style:font-pitch="variable"/>
    <style:font-face style:name="Sarai" svg:font-family="Sarai" style:font-pitch="variable"/>
    <style:font-face style:name="áá­áá±á¬ááº" svg:font-family="áá­áá±á¬ááº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Yi" svg:font-family="'Noto Sans Y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FreeMono" fo:font-size="36pt" style:text-underline-style="solid" style:text-underline-width="auto" style:text-underline-color="font-color" fo:font-weight="bold" officeooo:rsid="000653a8" officeooo:paragraph-rsid="000653a8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Purisa" fo:font-size="16pt" fo:font-weight="normal" officeooo:rsid="000653a8" officeooo:paragraph-rsid="000653a8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z do Iguaçu</text:p>
      <text:p text:style-name="P2">Em minha viagem para Foz do Iguaçu, visitei o parque das aves um lugar lindo, uma grande diversidade de pássaros e a cada espécie nova eu me surpreendia cada vez mais, foram ótimos momentos, desde a hora que entramos, até a hora de ir emb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ni" svg:font-family="Ani" style:font-pitch="variable"/>
    <style:font-face style:name="Purisa" svg:font-family="Purisa" style:font-pitch="variable"/>
    <style:font-face style:name="Sarai" svg:font-family="Sarai" style:font-pitch="variable"/>
    <style:font-face style:name="áá­áá±á¬ááº" svg:font-family="áá­áá±á¬ááº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Yi" svg:font-family="'Noto Sans Y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02:50.311365107</meta:creation-date>
    <dc:date>2022-08-23T14:19:41.173977823</dc:date>
    <meta:editing-duration>PT7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8" meta:character-count="255" meta:non-whitespace-character-count="209"/>
  </office:meta>
</office:document-meta>
</file>